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Serializer.XML11Serializer( Output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Serializer.printXMLChar( int c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11Serializer.printEscaped( String sourc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11Serializer.characters( char [ ] chars , int start , int length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XML11Serializer.printText( char [ ] chars , int start , int length , boolean preserveSpace , boolean unescape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ML11Serializ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Serializer.XML11Serializer( OutputStream output ,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Serializer.surrogates( int high , int low , boolean inCont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11Serializer.XML11Serializer( Writer writer , Output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Serializer.printText( String text , boolean preserveSpace , boolean unescape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ML11Serializer.printCDATAText( String tex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XML11Serializer.XML11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